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ETBembo" svg:font-family="ETBemb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3.472cm"/>
    </style:style>
    <style:style style:name="P1" style:family="paragraph">
      <style:text-properties fo:color="#ffffff" style:font-name="ETBembo" fo:background-color="transparent"/>
    </style:style>
    <style:style style:name="P2" style:family="paragraph">
      <loext:graphic-properties draw:fill="none" draw:fill-color="#ffffff"/>
      <style:text-properties fo:color="#ffffff" style:font-name="ETBembo" fo:background-color="transparent"/>
    </style:style>
    <style:style style:name="T1" style:family="text">
      <style:text-properties fo:color="#ffffff" style:font-name="ETBembo" fo:font-size="54pt" fo:background-color="transparent" style:font-size-asian="54pt" style:font-size-complex="54pt"/>
    </style:style>
    <style:style style:name="T2" style:family="text">
      <style:text-properties fo:color="#ffffff" style:font-name="ETBembo" fo:font-size="24pt" fo:font-style="normal" fo:background-color="transparent" style:font-size-asian="24pt" style:font-style-asian="normal" style:font-size-complex="24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er_20_defecte">
        <draw:frame draw:style-name="gr1" draw:text-style-name="P2" draw:layer="layout" svg:width="16.9cm" svg:height="3.722cm" svg:x="2cm" svg:y="3.8cm">
          <draw:text-box>
            <text:p text:style-name="P1"><text:span text:style-name="T1">Inclusive cities for all </text:span></text:p>
            <text:p text:style-name="P1"><text:span text:style-name="T2">International workhsop on urban accessibility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ETBembo" svg:font-family="ETBemb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Emplenat" draw:style="linear" draw:start-color="#ffffff" draw:end-color="#cccccc" draw:start-intensity="100%" draw:end-intensity="100%" draw:angle="300" draw:border="0%"/>
    <draw:gradient draw:name="Emplenat_20_blau" draw:display-name="Emplenat blau" draw:style="linear" draw:start-color="#729fcf" draw:end-color="#355269" draw:start-intensity="100%" draw:end-intensity="100%" draw:angle="300" draw:border="0%"/>
    <draw:gradient draw:name="Emplenat_20_groc" draw:display-name="Emplenat groc" draw:style="linear" draw:start-color="#ffde59" draw:end-color="#b47804" draw:start-intensity="100%" draw:end-intensity="100%" draw:angle="300" draw:border="0%"/>
    <draw:gradient draw:name="Emplenat_20_verd" draw:display-name="Emplenat verd" draw:style="linear" draw:start-color="#77bc65" draw:end-color="#127622" draw:start-intensity="100%" draw:end-intensity="100%" draw:angle="300" draw:border="0%"/>
    <draw:gradient draw:name="Emplenat_20_vermell" draw:display-name="Emplenat vermell" draw:style="linear" draw:start-color="#ff6d6d" draw:end-color="#c9211e" draw:start-intensity="100%" draw:end-intensity="100%" draw:angle="300" draw:border="0%"/>
    <draw:gradient draw:name="Form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ca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e_20_sense_20_emplenament_20_ni_20_línia" style:display-name="Objecte sense emplenament ni líni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Emplenat"/>
    </style:style>
    <style:style style:name="Filled_20_Blue" style:display-name="Filled Blue" style:family="graphic" style:parent-style-name="Filled">
      <style:graphic-properties draw:fill-gradient-name="Emplenat_20_blau"/>
      <style:text-properties fo:color="#ffffff"/>
    </style:style>
    <style:style style:name="Filled_20_Green" style:display-name="Filled Green" style:family="graphic" style:parent-style-name="Filled">
      <style:graphic-properties draw:fill-gradient-name="Emplenat_20_verd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Emplenat_20_vermell"/>
      <style:text-properties fo:color="#ffffff"/>
    </style:style>
    <style:style style:name="Filled_20_Yellow" style:display-name="Filled Yellow" style:family="graphic" style:parent-style-name="Filled">
      <style:graphic-properties draw:fill-gradient-name="Emplenat_20_groc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er_20_defecte" style:display-name="Per defect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arlos Cámara Menoyo</meta:initial-creator>
    <meta:creation-date>2019-05-14T10:03:10.323604767</meta:creation-date>
    <dc:date>2019-05-14T10:30:00.087107115</dc:date>
    <dc:creator>Carlos Cámara Menoyo</dc:creator>
    <meta:editing-duration>PT6M29S</meta:editing-duration>
    <meta:editing-cycles>1</meta:editing-cycles>
    <meta:document-statistic meta:object-count="1"/>
    <meta:generator>LibreOffice/6.2.3.2$Linux_X86_64 LibreOffice_project/20$Build-2</meta:generator>
  </office:meta>
</office:document-meta>
</file>